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9F9F9"/>
    </style:style>
    <style:style style:name="T4" style:parent-style-name="HTMLCode" style:family="text">
      <style:text-properties style:font-name="Ubuntu Mono" fo:font-weight="bold" style:font-weight-asian="bold" style:font-weight-complex="bold" fo:color="#F9F9F9" fo:font-size="10.5pt" style:font-size-asian="10.5pt" style:font-size-complex="10.5pt"/>
    </style:style>
    <style:style style:name="T5" style:parent-style-name="DefaultParagraphFont" style:family="text">
      <style:text-properties style:font-name="Segoe UI" style:font-name-complex="Segoe UI" fo:color="#F9F9F9"/>
    </style:style>
    <style:style style:name="P6" style:parent-style-name="NormalWeb" style:family="paragraph">
      <style:paragraph-properties fo:border="0.0034in solid #E3E3E3" fo:padding="0in" style:shadow="none" fo:margin-top="0.2083in" fo:margin-bottom="0.2083in" fo:background-color="#171717"/>
      <style:text-properties style:font-name="Segoe UI" style:font-name-complex="Segoe UI" fo:color="#F9F9F9"/>
    </style:style>
    <style:style style:name="P7" style:parent-style-name="NormalWeb" style:family="paragraph">
      <style:paragraph-properties fo:border="0.0034in solid #E3E3E3" fo:padding="0in" style:shadow="none" fo:margin-top="0.2083in" fo:margin-bottom="0.2083in" fo:background-color="#171717"/>
    </style:style>
    <style:style style:name="T8" style:parent-style-name="DefaultParagraphFont" style:family="text">
      <style:text-properties style:font-name="Segoe UI" style:font-name-complex="Segoe UI" fo:color="#F9F9F9"/>
    </style:style>
    <style:style style:name="T9" style:parent-style-name="HTMLCode" style:family="text">
      <style:text-properties style:font-name="Ubuntu Mono" fo:font-weight="bold" style:font-weight-asian="bold" style:font-weight-complex="bold" fo:color="#F9F9F9" fo:font-size="10.5pt" style:font-size-asian="10.5pt" style:font-size-complex="10.5pt"/>
    </style:style>
    <style:style style:name="T10" style:parent-style-name="DefaultParagraphFont" style:family="text">
      <style:text-properties style:font-name="Segoe UI" style:font-name-complex="Segoe UI" fo:color="#F9F9F9"/>
    </style:style>
  </office:automatic-styles>
  <office:body>
    <office:text text:use-soft-page-breaks="true">
      <text:p text:style-name="P1">5. What is the DOCTYPE Declaration in HTML?</text:p>
      <text:p text:style-name="Normal"/>
      <text:p text:style-name="P2">Ans:-<text:s/><text:span text:style-name="T3">The Document Type Declaration, often abbreviated as DOCTYPE declaration or DOCTYPE, is an instruction that specifies the version of HTML or XML that the web page is written in. It is placed at the very beginning of an HTML document before the<text:s/></text:span><text:span text:style-name="T4">&lt;html&gt;</text:span><text:span text:style-name="T5"><text:s/>tag.</text:span></text:p>
      <text:p text:style-name="P6">The DOCTYPE declaration is not an HTML tag; it's an instruction to the web browser about the version of HTML or XML the page is using. It helps the browser to render the page correctly by triggering the appropriate rendering mode.</text:p>
      <text:p text:style-name="P7"><text:span text:style-name="T8">In HTML5, the DOCTYPE declaration is simplified to just<text:s/></text:span><text:span text:style-name="T9">&lt;!DOCTYPE html&gt;</text:span><text:span text:style-name="T10">. Unlike earlier versions of HTML, HTML5 doesn't require a complex document type declaration, making it easier to write and understand.</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meta" style:display-name="hljs-meta" style:family="text" style:parent-style-name="DefaultParagraphFont"/>
    <style:style style:name="hljs-keyword" style:display-name="hljs-keyword" style:family="text" style:parent-style-name="DefaultParagraphFont"/>
    <style:style style:name="hljs-tag" style:display-name="hljs-tag" style:family="text" style:parent-style-name="DefaultParagraphFont"/>
    <style:style style:name="hljs-name" style:display-name="hljs-name" style:family="text" style:parent-style-name="DefaultParagraphFont"/>
    <style:style style:name="hljs-attr" style:display-name="hljs-attr" style:family="text" style:parent-style-name="DefaultParagraphFont"/>
    <style:style style:name="hljs-string" style:display-name="hljs-string" style:family="text" style:parent-style-name="DefaultParagraphFont"/>
    <style:style style:name="hljs-comment" style:display-name="hljs-comment"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1:10:00Z</meta:creation-date>
    <dc:date>2024-02-09T11:10:00Z</dc:date>
    <meta:template xlink:href="Normal" xlink:type="simple"/>
    <meta:editing-cycles>2</meta:editing-cycles>
    <meta:editing-duration>PT180S</meta:editing-duration>
    <meta:document-statistic meta:page-count="1" meta:paragraph-count="1" meta:word-count="111" meta:character-count="744" meta:row-count="5" meta:non-whitespace-character-count="634"/>
  </office:meta>
</office:document-meta>
</file>